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1be2" officeooo:paragraph-rsid="000a1be2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a1be2" officeooo:paragraph-rsid="000a1be2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olving Notes </text:p>
      <text:p text:style-name="P1"><text:span text:style-name="T2"/></text:p>
      <text:list xml:id="list4110371220" text:style-name="L1">
        <text:list-item>
          <text:p text:style-name="P2"><text:span text:style-name="T1">Detecting Cycle in Graph – </text:span><text:span text:style-name="T2">Directed – Use a recursive stack to keep track of the ancestor tree </text:span></text:p>
          <text:p text:style-name="P2"><text:span text:style-name="T2">Undirected – Just find out if the other if the both do not have a parent child relationship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2:20:02.427706290</meta:creation-date>
    <dc:date>2023-05-20T23:03:08.106820110</dc:date>
    <meta:editing-duration>PT43M6S</meta:editing-duration>
    <meta:editing-cycles>1</meta:editing-cycles>
    <meta:document-statistic meta:table-count="0" meta:image-count="0" meta:object-count="0" meta:page-count="1" meta:paragraph-count="3" meta:word-count="37" meta:character-count="211" meta:non-whitespace-character-count="172"/>
    <meta:generator>LibreOffice/7.5.2.2$Linux_X86_64 LibreOffice_project/50$Build-2</meta:generator>
  </office:meta>
</office:document-meta>
</file>